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457cm" fo:break-before="auto" style:use-optimal-row-height="true"/>
    </style:style>
    <style:style style:name="ro3" style:family="table-row">
      <style:table-row-properties style:row-height="4.863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3.6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/>
    </style:style>
    <style:style style:name="ce5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/>
    </style:style>
    <style:style style:name="ce15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escriçã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lamento Pla Verde 1.75mm 1kg Impressoras 3d Nacional</text:p>
          </table:table-cell>
          <table:table-cell office:value-type="float" office:value="2" calcext:value-type="float">
            <text:p>2</text:p>
          </table:table-cell>
          <table:table-cell table:style-name="ce14" office:value-type="currency" office:currency="BRL" office:value="95.67" calcext:value-type="currency">
            <text:p>R$ 95,67</text:p>
          </table:table-cell>
          <table:table-cell office:value-type="string" calcext:value-type="string">
            <text:p><text:a xlink:href="https://www.mercadolivre.com.br/filamento-pla-verde-175mm-1kg-impressoras-3d-nacional/p/MLB28843526?matt_tool=18956390&amp;pdp_filters=item_id%3AMLB5262064046&amp;from=gshop" xlink:type="simple">https://www.mercadolivre.com.br/filamento-pla-verde-175mm-1kg-impressoras-3d-nacional/p/MLB28843526?matt_tool=18956390&amp;pdp_filters=item_id%3AMLB5262064046&amp;from=gshop</text:a></text:p>
          </table:table-cell>
          <table:table-cell office:value-type="string" calcext:value-type="string">
            <text:p>Filamento para impressão 3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ange pi 3 lts</text:p>
          </table:table-cell>
          <table:table-cell office:value-type="float" office:value="1" calcext:value-type="float">
            <text:p>1</text:p>
          </table:table-cell>
          <table:table-cell table:style-name="ce14" office:value-type="currency" office:currency="BRL" office:value="149.99" calcext:value-type="currency">
            <text:p>R$ 149,99</text:p>
          </table:table-cell>
          <table:table-cell office:value-type="string" calcext:value-type="string">
            <text:p><text:a xlink:href="https://pt.aliexpress.com/item/1005008485445044.html?spm=a2g0o.productlist.main.1.79da5ef1ychxLp&amp;algo_pvid=29c97cec-5f45-4867-b9fc-557f4b651536&amp;pdp_ext_f=%7B%22order%22%3A%22-1%22%2C%22eval%22%3A%221%22%7D&amp;utparam-url=scene%3Asearch%7Cquery_from%3A" xlink:type="simple">https://pt.aliexpress.com/item/1005008485445044.html?spm=a2g0o.productlist.main.1.79da5ef1ychxLp&amp;algo_pvid=29c97cec-5f45-4867-b9fc-557f4b651536&amp;pdp_ext_f=%7B%22order%22%3A%22-1%22%2C%22eval%22%3A%221%22%7D&amp;utparam-url=scene%3Asearch%7Cquery_from%3A</text:a></text:p>
          </table:table-cell>
          <table:table-cell table:style-name="ce13" office:value-type="string" calcext:value-type="string">
            <text:p>Para processar imagens da câmera e enviá-las via Wi-Fi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nte de Alimentação Universal</text:p>
          </table:table-cell>
          <table:table-cell office:value-type="float" office:value="2" calcext:value-type="float">
            <text:p>2</text:p>
          </table:table-cell>
          <table:table-cell table:style-name="ce14" office:value-type="currency" office:currency="BRL" office:value="37" calcext:value-type="currency">
            <text:p>R$ 37,00</text:p>
          </table:table-cell>
          <table:table-cell office:value-type="string" calcext:value-type="string">
            <text:p><text:a xlink:href="https://produto.mercadolivre.com.br/MLB-4436813956-fonte-alimentaco-regulada-3v-a-12v-35a-universal-7-plug-_JM?matt_tool=18956390" xlink:type="simple">https://produto.mercadolivre.com.br/MLB-4436813956-fonte-alimentaco-regulada-3v-a-12v-35a-universal-7-plug-_JM?matt_tool=18956390</text:a></text:p>
          </table:table-cell>
          <table:table-cell table:style-name="ce13" office:value-type="string" calcext:value-type="string">
            <text:p>Para alimentar os motores de passo e drivers e para alimentar o ESP32 e a placa Orange Pi/Raspberry Pi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mponentes eletrônicos</text:p>
          </table:table-cell>
          <table:table-cell office:value-type="string" calcext:value-type="string">
            <text:p>2KG</text:p>
          </table:table-cell>
          <table:table-cell table:style-name="ce14" office:value-type="currency" office:currency="BRL" office:value="75" calcext:value-type="currency">
            <text:p>R$ 75,00</text:p>
          </table:table-cell>
          <table:table-cell office:value-type="string" calcext:value-type="string">
            <text:p><text:a xlink:href="https://shopee.com.br/product/348581917/9112771447?gads_t_sig=VTJGc2RHVmtYMTlxTFVSVVRrdENkWVp3RFo3Mkw5czd4Z0hzdEF1WVFibkVYaUFNQ0F1WnAreThNTjBrTmtZVENlQXJjWHlyb0FYMTlac3F2dnlQMmlSY1JybHFYZTZRSHBVbGh5VGxVUUtaeFdGQXJpT0twU2xmbFNZdVh5OWE" xlink:type="simple">https://shopee.com.br/product/348581917/9112771447?gads_t_sig=VTJGc2RHVmtYMTlxTFVSVVRrdENkWVp3RFo3Mkw5czd4Z0hzdEF1WVFibkVYaUFNQ0F1WnAreThNTjBrTmtZVENlQXJjWHlyb0FYMTlac3F2dnlQMmlSY1JybHFYZTZRSHBVbGh5VGxVUUtaeFdGQXJpT0twU2xmbFNZdVh5OWE</text:a></text:p>
          </table:table-cell>
          <table:table-cell office:value-type="string" calcext:value-type="string">
            <text:p>Componentes eletrônico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otor de Passo com Driver ULN2003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currency" office:currency="BRL" office:value="30.7" calcext:value-type="currency">
            <text:p>R$ 30,70</text:p>
          </table:table-cell>
          <table:table-cell office:value-type="string" calcext:value-type="string">
            <text:p>https://loja.fabricadebolso.com.br/produto/motor-de-passo-com-driver-uln2003</text:p>
          </table:table-cell>
          <table:table-cell table:style-name="ce13" office:value-type="string" calcext:value-type="string">
            <text:p>Motores de passo</text:p>
          </table:table-cell>
          <table:table-cell table:number-columns-repeated="1019"/>
        </table:table-row>
        <table:table-row table:style-name="ro6" table:number-rows-repeated="4">
          <table:table-cell table:style-name="ce12" table:number-columns-repeated="5"/>
          <table:table-cell table:number-columns-repeated="1019"/>
        </table:table-row>
        <table:table-row table:style-name="ro6" table:number-rows-repeated="5">
          <table:table-cell table:style-name="ce13"/>
          <table:table-cell table:number-columns-repeated="1023"/>
        </table:table-row>
        <table:table-row table:style-name="ro6">
          <table:table-cell table:style-name="ce12" table:number-columns-repeated="4"/>
          <table:table-cell table:number-columns-repeated="1020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30" meta:object-count="0"/>
  </office:meta>
</office:document-meta>
</file>